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d67f7"/>
    </style:style>
    <style:style style:name="P2" style:family="paragraph" style:parent-style-name="Standard">
      <style:paragraph-properties fo:line-height="150%"/>
      <style:text-properties officeooo:paragraph-rsid="000ed756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nda-feira, 1 de julho de 2024<text:line-break/><text:line-break/>Colégio Estadual cívico-militar João Turin<text:line-break/><text:line-break/>Rua. Almirante<text:line-break/>Gonçalves, 2880, Bairro Água Verde<text:line-break/><text:line-break/>Carta Compromisso<text:line-break/><text:line-break/>Nós, Isabela Pietra dos Santos Lopes, Vitórya Cristine Rodriguês Freitas, Maria Luiza Azevedo Montovani, Lucas Gustavo Chrainer Silveira.</text:p>
      <text:p text:style-name="P1"><text:line-break/><text:span text:style-name="T1">Alunos da turma 8 ano A- Turno Manhã</text:span></text:p>
      <text:p text:style-name="P1"><text:span text:style-name="T1"/></text:p>
      <text:p text:style-name="P2">* Assumimos o compromisso nessa presente data para cumprir com as regras definidas <text:s/>no <text:s/>regimento interno da escola. <text:line-break/>* apresentando sempre que nos pedirmos <text:s/>cadernos organizados com a matéria e exercícios feitos e completos</text:p>
      <text:p text:style-name="P2">* realizaremos com interesse e boa vontade as tarefas que forem solicitadas pelos professores; <text:line-break/>* entregaremos os trabalhos no tempo determinado pelo professor; <text:line-break/>* Nos comprometemos a esclarecer as dúvidas referentes a matéria estudada, acompanhar o raciocínio do professor e ajudar com observações referentes à aula.<text:line-break/><text:line-break/>Pedimos a colaboração do senhor e o comprometimento de nos ajudar quando tivermos problemas pedagógicos e nos cobrando para cumprir tudo. Caso tenhamos descumprido algumas das regras, assumimos os riscos de reprovação, e notas baixas <text:s/>e convocação de responsáveis.<text:line-break/><text:line-break/>Curitiba, 1 de julho de 2024</text:p>
      <text:p text:style-name="P2"><text:line-break/>Assinatura dos alunos:<text:line-break/>……………………………………………………………………………..……………………….<text:line-break/>Assinatura dos responsáveis;<text:line-break/>………………………………………………………………………..…………………………….<text:line-break/>Assinatura da direção;<text:line-break/>................................................................................................……………………………………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70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5T12:00:50.176000000</meta:creation-date>
    <meta:print-date>2024-07-05T12:20:00.339000000</meta:print-date>
    <dc:date>2024-07-05T12:26:22.766000000</dc:date>
    <meta:editing-duration>PT3M38S</meta:editing-duration>
    <meta:editing-cycles>1</meta:editing-cycles>
    <meta:document-statistic meta:table-count="0" meta:image-count="0" meta:object-count="0" meta:page-count="1" meta:paragraph-count="5" meta:word-count="183" meta:character-count="1431" meta:non-whitespace-character-count="1238"/>
    <meta:generator>LibreOffice/7.2.0.4$Windows_X86_64 LibreOffice_project/9a9c6381e3f7a62afc1329bd359cc48accb6435b</meta:generator>
  </office:meta>
</office:document-meta>
</file>